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officeooo:rsid="000c90c1" officeooo:paragraph-rsid="000c90c1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rsid="000c90c1" officeooo:paragraph-rsid="000c90c1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6pt" fo:font-weight="bold" officeooo:rsid="000c90c1" officeooo:paragraph-rsid="000c90c1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2cm" fo:margin-bottom="0cm" loext:contextual-spacing="false" fo:text-align="start" style:justify-single-word="false" fo:text-indent="0cm" style:auto-text-indent="false" fo:background-color="transparent" style:writing-mode="page"/>
      <style:text-properties fo:font-size="16pt" fo:font-weight="bold" officeooo:rsid="000c90c1" officeooo:paragraph-rsid="000c90c1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övetelmény specifikáció</text:p>
      <text:p text:style-name="P2">Snail Sale</text:p>
      <text:p text:style-name="P4">1. Vezetői összefoglaló</text:p>
      <text:p text:style-name="P3">2. Jelenlegi helyzet</text:p>
      <text:p text:style-name="P3">3. Vágyálom rendszer</text:p>
      <text:p text:style-name="P3">4. Jelenlegi üzleti folyamatok</text:p>
      <text:p text:style-name="P3">5. Igényelt üzleti folyamat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29.7cm" style:num-format="1" style:print-orientation="portrait" fo:margin-top="2cm" fo:margin-bottom="2cm" fo:margin-left="2cm" fo:margin-right="2cm" style:shadow="none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M51S</meta:editing-duration>
    <meta:editing-cycles>6</meta:editing-cycles>
    <meta:generator>LibreOffice/5.3.0.3$Windows_x86 LibreOffice_project/7074905676c47b82bbcfbea1aeefc84afe1c50e1</meta:generator>
    <dc:date>2019-10-18T15:52:52.092000000</dc:date>
    <meta:document-statistic meta:table-count="0" meta:image-count="0" meta:object-count="0" meta:page-count="1" meta:paragraph-count="7" meta:word-count="21" meta:character-count="156" meta:non-whitespace-character-count="142"/>
    <meta:user-defined meta:name="Info 1"/>
    <meta:user-defined meta:name="Info 2"/>
    <meta:user-defined meta:name="Info 3"/>
    <meta:user-defined meta:name="Info 4"/>
  </office:meta>
</office:document-meta>
</file>